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1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3-22_13-17-19_000.jpg</text:p>
          </table:table-cell>
          <table:table-cell office:value-type="string">
            <text:p>:m 1*1 RES / free# 3WSUBV 10#1 / ヘブライ語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7-03-22_11-28-31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7-03-22_11-23-49_000.jpg</text:p>
          </table:table-cell>
          <table:table-cell office:value-type="string">
            <text:p>:m 食べた物/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7-03-22_11-15-06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3-22_11-00-38_000.jpg</text:p>
          </table:table-cell>
          <table:table-cell table:style-name="ce1" office:value-type="string">
            <text:p>:m music / 楽譜メモ / kb / et-1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7-03-22_11-00-31_000.jpg</text:p>
          </table:table-cell>
          <table:table-cell office:value-type="string">
            <text:p>:m music / log / kb / done / N+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7-03-22_09-35-59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3-22_09-11-31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3-22_09-11-28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3-22_09-11-26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3-22_09-11-20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3-22_09-11-19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7-03-22_03-32-57_011.jpg</text:p>
          </table:table-cell>
          <table:table-cell table:style-name="ce1" office:value-type="string">
            <text:p>-*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7-03-22_01-14-02_000.jpg</text:p>
          </table:table-cell>
          <table:table-cell table:style-name="ce1" office:value-type="string">
            <text:p>-*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7-03-21_24-56-43_000.jpg</text:p>
          </table:table-cell>
          <table:table-cell table:style-name="ce1" office:value-type="string">
            <text:p>-*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7-03-21_23-39-04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3-21_23-27-56_000.jpg</text:p>
          </table:table-cell>
          <table:table-cell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2017-03-21_23-14-57_016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3-21_23-14-57_015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2017-03-21_23-14-57_014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2017-03-21_23-14-57_013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7-03-21_23-14-57_012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7-03-21_21-34-38_000.jpg</text:p>
          </table:table-cell>
          <table:table-cell table:style-name="ce1" office:value-type="string">
            <text:p>-*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7-03-21_20-23-54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2017-03-21_20-22-13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2017-03-21_18-40-57_010.jpg</text:p>
          </table:table-cell>
          <table:table-cell table:style-name="ce3" office:value-type="string">
            <text:p>:m E2 / 41*1#1 / LED on gauging values / 2*2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2017-03-21_18-40-57_009.jpg</text:p>
          </table:table-cell>
          <table:table-cell table:style-name="ce3" office:value-type="string">
            <text:p>:m E2 / 41*1#1 / LED on gauging values / 1*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17-03-21_18-40-20_000.jpg</text:p>
          </table:table-cell>
          <table:table-cell table:style-name="ce3" office:value-type="string">
            <text:p>:m E2 / steps / 片付け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2017-03-21_18-02-51_000.jpg</text:p>
          </table:table-cell>
          <table:table-cell table:style-name="ce1" office:value-type="string">
            <text:p>-*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2017-03-21_17-45-53_000.jpg</text:p>
          </table:table-cell>
          <table:table-cell table:style-name="ce3" office:value-type="string">
            <text:p>:m E2 / 41*1#1 / LED on gauging values / BB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2017-03-21_17-21-59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2017-03-21_17-12-15_000.jpg</text:p>
          </table:table-cell>
          <table:table-cell office:value-type="string">
            <text:p>:m 電験３種 / 5#2 1*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017-03-21_16-27-33_000.jpg</text:p>
          </table:table-cell>
          <table:table-cell table:style-name="ce1" office:value-type="string">
            <text:p>-*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2017-03-21_14-46-52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2017-03-21_12-42-44_000.jpg</text:p>
          </table:table-cell>
          <table:table-cell office:value-type="string">
            <text:p>:m 食べた物　間食 /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2017-03-21_11-52-57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2017-03-21_11-51-13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2017-03-21_11-31-57_008.jpg</text:p>
          </table:table-cell>
          <table:table-cell office:value-type="string">
            <text:p>:m 電験３種 / 5#1 1*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7-03-21_10-00-59_000.jpg</text:p>
          </table:table-cell>
          <table:table-cell table:style-name="ce1" office:value-type="string">
            <text:p>:m music / 楽譜メモ / kb / boogie p-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2017-03-21_10-00-31_000.jpg</text:p>
          </table:table-cell>
          <table:table-cell table:style-name="ce1" office:value-type="string">
            <text:p>:m music / 楽譜メモ / kb / boogie p-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2017-03-21_10-00-06_000.jpg</text:p>
          </table:table-cell>
          <table:table-cell office:value-type="string">
            <text:p>:m music / log / kb / done / N+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2017-03-21_08-43-32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2017-03-21_08-16-57_007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2017-03-21_08-16-57_006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2017-03-21_08-16-57_005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2017-03-21_08-16-57_004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2017-03-21_08-16-19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2017-03-21_07-47-40_000.jpg</text:p>
          </table:table-cell>
          <table:table-cell office:value-type="string">
            <text:p>:m :PHOTO 起きた時刻 / 2017032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2017-03-21_06-18-31_014.jpg</text:p>
          </table:table-cell>
          <table:table-cell office:value-type="string">
            <text:p>:m 1*1 RES / free# QUG9L7 1#1 / 床のタイル　模様　＠東急ショッピングパーク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2017-03-21_06-18-31_013.jpg</text:p>
          </table:table-cell>
          <table:table-cell office:value-type="string">
            <text:p>:PHOTO 面白いもの / @東急ショッピングパーク / 床のタイル / メモを入れた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2017-03-21_06-18-31_012.jpg</text:p>
          </table:table-cell>
          <table:table-cell office:value-type="string">
            <text:p>:m 1*1 RES / free# 3WSUBV 9#1 / ヘブライ語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2017-03-21_06-18-31_009.jpg</text:p>
          </table:table-cell>
          <table:table-cell table:style-name="ce1" office:value-type="string">
            <text:p>-*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2017-03-21_06-18-31_000.jpg</text:p>
          </table:table-cell>
          <table:table-cell table:style-name="ce1" office:value-type="string">
            <text:p>-*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2017-03-21_01-59-22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2017-03-21_01-46-57_003.jpg</text:p>
          </table:table-cell>
          <table:table-cell office:value-type="string">
            <text:p>:m 電験３種 / 4#3 1*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2017-03-21_01-25-57_002.jpg</text:p>
          </table:table-cell>
          <table:table-cell office:value-type="string">
            <text:p>:lets :i / action activity / programming image brightness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2017-03-20_23-38-20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2017-03-20_23-16-34_000.jpg</text:p>
          </table:table-cell>
          <table:table-cell office:value-type="string">
            <text:p>:m 記録 / 身体　おへそ周り / アトピー / 状況　夜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2017-03-20_23-00-31_011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2017-03-20_23-00-30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2017-03-20_23-00-2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2017-03-20_23-00-23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2017-03-20_23-00-2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2017-03-20_22-42-20_000.jpg</text:p>
          </table:table-cell>
          <table:table-cell table:style-name="ce1" office:value-type="string">
            <text:p>-*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2017-03-20_21-11-01_000.jpg</text:p>
          </table:table-cell>
          <table:table-cell table:style-name="ce1" office:value-type="string">
            <text:p>-*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2017-03-20_19-50-52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2017-03-20_19-48-52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2017-03-20_19-17-41_000.jpg</text:p>
          </table:table-cell>
          <table:table-cell office:value-type="string">
            <text:p>:PHOTO 面白いもの / @東急ショッピングパーク / 床のタイル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2017-03-20_19-17-39_000.jpg</text:p>
          </table:table-cell>
          <table:table-cell office:value-type="string">
            <text:p>:PHOTO 面白いもの / @東急ショッピングパーク / 床のタイル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2017-03-20_19-17-31_010.jpg</text:p>
          </table:table-cell>
          <table:table-cell office:value-type="string">
            <text:p>:PHOTO 面白いもの / @東急ショッピングパーク / 床のタイル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2017-03-20_18-45-35_000.jpg</text:p>
          </table:table-cell>
          <table:table-cell table:style-name="ce1" office:value-type="string">
            <text:p>:m other / お金 / 貯金から取り崩した金額　1000円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2017-03-20_16-23-31_008.jpg</text:p>
          </table:table-cell>
          <table:table-cell office:value-type="string">
            <text:p>:m 電験３種 / 4#2 2*2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2017-03-20_16-23-31_007.jpg</text:p>
          </table:table-cell>
          <table:table-cell office:value-type="string">
            <text:p>:m 電験３種 / 4#2 1*2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2017-03-20_14-49-01_000.jpg</text:p>
          </table:table-cell>
          <table:table-cell office:value-type="string">
            <text:p>:m 食べた物　間食 /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2017-03-20_14-47-04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2017-03-20_13-26-33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2017-03-20_13-22-43_000.jpg</text:p>
          </table:table-cell>
          <table:table-cell office:value-type="string">
            <text:p>:m 食べた物　間食 /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2017-03-20_13-01-28_001.jpg</text:p>
          </table:table-cell>
          <table:table-cell office:value-type="string">
            <text:p>:m 食べた物　間食 /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2017-03-20_12-20-41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2017-03-20_12-17-06_001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2017-03-20_11-54-57_001.jpg</text:p>
          </table:table-cell>
          <table:table-cell table:style-name="ce1" office:value-type="string">
            <text:p>:m music / 楽譜メモ / kb / boogie p.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2017-03-20_11-54-57_000.jpg</text:p>
          </table:table-cell>
          <table:table-cell office:value-type="string">
            <text:p>:m music / log / kb / done / N+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2017-03-20_10-33-49_000.jpg</text:p>
          </table:table-cell>
          <table:table-cell table:style-name="ce1" office:value-type="string">
            <text:p>-*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2017-03-20_10-15-31_006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2017-03-20_10-15-31_005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2017-03-20_10-15-31_004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2017-03-20_10-15-31_003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2017-03-20_10-15-31_002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2017-03-20_09-48-31_001.jpg</text:p>
          </table:table-cell>
          <table:table-cell office:value-type="string">
            <text:p>:tome <text:s/>/ やろう　電気主任、他　やらない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2017/03/22</text:date>, <text:time>14:21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2T14:21:22.66</dc:date>
    <dc:creator>岩淵 謙</dc:creator>
    <meta:generator>OpenOffice/4.1.3$Win32 OpenOffice.org_project/413m1$Build-9783</meta:generator>
    <meta:editing-duration>PT44M31S</meta:editing-duration>
    <meta:editing-cycles>34</meta:editing-cycles>
    <meta:document-statistic meta:table-count="1" meta:cell-count="270" meta:object-count="0"/>
  </office:meta>
</office:document-meta>
</file>